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1.1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NAME/WEEK</text:p>
          </table:table-cell>
          <table:table-cell office:value-type="string">
            <text:p>Oct 1 -7</text:p>
          </table:table-cell>
          <table:table-cell office:value-type="string">
            <text:p>Oct 8-14</text:p>
          </table:table-cell>
          <table:table-cell office:value-type="string">
            <text:p>Oct 15- 21</text:p>
          </table:table-cell>
          <table:table-cell office:value-type="string">
            <text:p>Oct 22-28</text:p>
          </table:table-cell>
          <table:table-cell office:value-type="string">
            <text:p>Oct 29-Nov 4</text:p>
          </table:table-cell>
          <table:table-cell office:value-type="string">
            <text:p>Nov 5–11</text:p>
          </table:table-cell>
          <table:table-cell office:value-type="string">
            <text:p>Nov 12-18</text:p>
          </table:table-cell>
          <table:table-cell office:value-type="string">
            <text:p>Nov 19-25</text:p>
          </table:table-cell>
          <table:table-cell office:value-type="string">
            <text:p>Nov 26-Dec2</text:p>
          </table:table-cell>
          <table:table-cell office:value-type="string">
            <text:p>Dec 3- 9</text:p>
          </table:table-cell>
          <table:table-cell office:value-type="string">
            <text:p>Dec 10 -16</text:p>
          </table:table-cell>
          <table:table-cell office:value-type="string">
            <text:p>TOTAL SO FAR</text:p>
          </table:table-cell>
        </table:table-row>
        <table:table-row table:style-name="ro1">
          <table:table-cell office:value-type="string">
            <text:p>Tom</text:p>
          </table:table-cell>
          <table:table-cell office:value-type="string">
            <text:p>COULD NOT OPEN FILE</text:p>
          </table:table-cell>
          <table:table-cell table:number-columns-repeated="11"/>
        </table:table-row>
        <table:table-row table:style-name="ro1">
          <table:table-cell office:value-type="string">
            <text:p>Mat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SUM([.E3:.L3])" office:value-type="float" office:value="42">
            <text:p>42</text:p>
          </table:table-cell>
        </table:table-row>
        <table:table-row table:style-name="ro2">
          <table:table-cell office:value-type="string">
            <text:p>Silhab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SUM([.D4:.L4])" office:value-type="float" office:value="76">
            <text:p>76</text:p>
          </table:table-cell>
        </table:table-row>
        <table:table-row table:style-name="ro1">
          <table:table-cell office:value-type="string">
            <text:p>Sam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G5:.L5])" office:value-type="float" office:value="16.5">
            <text:p>16.5</text:p>
          </table:table-cell>
        </table:table-row>
        <table:table-row table:style-name="ro1">
          <table:table-cell office:value-type="string">
            <text:p>Mike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SUM([.D6:.L6])" office:value-type="float" office:value="24.5">
            <text:p>24.5</text:p>
          </table:table-cell>
        </table:table-row>
        <table:table-row table:style-name="ro1">
          <table:table-cell office:value-type="string">
            <text:p>Chris 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SUM([.F7:.L7])" office:value-type="float" office:value="28">
            <text:p>28</text:p>
          </table:table-cell>
        </table:table-row>
        <table:table-row table:style-name="ro1">
          <table:table-cell office:value-type="string">
            <text:p>David (no meeting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/>
          <table:table-cell table:formula="of:=SUM([.F8:.L8])" office:value-type="float" office:value="4">
            <text:p>4</text:p>
          </table:table-cell>
        </table:table-row>
        <table:table-row table:style-name="ro1">
          <table:table-cell office:value-type="string">
            <text:p>Tux(no meeting)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/>
          <table:table-cell table:formula="of:=SUM([.C9:.K9])" office:value-type="float" office:value="18">
            <text:p>18</text:p>
          </table:table-cell>
        </table:table-row>
        <table:table-row table:style-name="ro1">
          <table:table-cell office:value-type="string">
            <text:p>Alex</text:p>
          </table:table-cell>
          <table:table-cell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10:.L10])" office:value-type="float" office:value="18.5">
            <text:p>1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3:33:56.59</meta:creation-date>
    <dc:date>2012-12-07T15:20:32.33</dc:date>
    <meta:editing-duration>PT1H27M28S</meta:editing-duration>
    <meta:editing-cycles>9</meta:editing-cycles>
    <meta:generator>LibreOffice/3.6$Windows_x86 LibreOffice_project/58f22d5-270d05a-e2abed1-ea17a85-9b5702</meta:generator>
    <meta:document-statistic meta:table-count="1" meta:cell-count="93" meta:object-count="0"/>
  </office:meta>
</office:document-meta>
</file>